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Heading_20_2">
      <style:text-properties officeooo:rsid="003027b5" officeooo:paragraph-rsid="003027b5"/>
    </style:style>
    <style:style style:name="P10" style:family="paragraph" style:parent-style-name="Heading_20_3">
      <style:text-properties officeooo:rsid="003357d8" officeooo:paragraph-rsid="003357d8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101.1</text:p>
      <text:p text:style-name="P8">И.О. Фамилия</text:p>
      <text:h text:style-name="P9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10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PH Astra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IPH Astra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Astra Serif" fo:font-family="'IPH Astra Serif'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text-align="center" style:justify-single-word="false" fo:keep-with-next="always" style:writing-mode="page"/>
      <style:text-properties style:font-name="IPH Astra Serif" fo:font-family="'IPH Astra Serif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style:contextual-spacing="false" fo:text-align="center" style:justify-single-word="false" style:page-number="auto" style:writing-mode="page"/>
      <style:text-properties style:font-name="IPH Astra Serif" fo:font-family="'IPH Astra Serif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style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style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name="IPH Astra Serif" fo:font-family="'IPH Astra Serif'" style:font-family-generic="roman" style:font-pitch="variable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3-09T21:51:58.236484493</meta:creation-date>
    <meta:generator>LibreOffice/7.1.4.2$Linux_X86_64 LibreOffice_project/a529a4fab45b75fefc5b6226684193eb000654f6</meta:generator>
    <meta:editing-duration>PT4M55S</meta:editing-duration>
    <meta:editing-cycles>6</meta:editing-cycles>
    <dc:date>2021-06-24T13:11:33.501526119</dc:date>
    <dc:creator>Георгий  Литвинов</dc:creator>
    <meta:document-statistic meta:table-count="0" meta:image-count="0" meta:object-count="0" meta:page-count="1" meta:paragraph-count="26" meta:word-count="71" meta:character-count="558" meta:non-whitespace-character-count="511"/>
    <meta:template xlink:type="simple" xlink:actuate="onRequest" xlink:title="статья" xlink:href="../../../mnt/lib/Издательство/Шаблоны/статья.ott" meta:date="2017-03-09T21:51:57.502217970"/>
  </office:meta>
</office:document-meta>
</file>